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99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 draw:fill-color="#ff9900" draw:shadow="hidden" dr3d:vertical-segments="16" dr3d:backface-culling="disabled" dr3d:close-front="true" dr3d:close-back="true"/>
    </style:style>
    <style:style style:name="gr3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gradient" draw:fill-color="#729fcf" draw:secondary-fill-color="#729fcf" draw:fill-gradient-name="Gradient_20_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" style:family="graphic" style:parent-style-name="standard">
      <style:graphic-properties draw:stroke="none" draw:fill="gradient" draw:fill-gradient-name="Gradient_20_2"/>
    </style:style>
    <style:style style:name="gr5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3d:scene draw:style-name="gr1" svg:width="5.85cm" svg:height="4.19cm" svg:x="2.178cm" svg:y="0.4cm" dr3d:transform="matrix (-1 1.22464679914735E-016 0 1.15079156022813E-016 0.939692620786134 -0.342020143325049 -4.18853873766941E-017 -0.342020143325049 -0.939692620786134 0cm 0cm 0cm)" dr3d:vrp="(0 0 84028.5714285714)" dr3d:vpn="(0 0 714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dr3d:scene draw:style-name="gr3" svg:width="9.61cm" svg:height="8.331cm" svg:x="0cm" svg:y="1.507cm" dr3d:transform="matrix (0.621890114516834 0.76645135261676 0.160639377296413 -0.704485737779665 0.637140393389354 -0.312653105496658 -0.341983231652201 0.081267725350229 0.936185358828643 0.000548013489082117cm 0.00129410850750969cm -0.000288760976749619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aw:line draw:style-name="gr5" draw:text-style-name="P1" draw:layer="layout" svg:x1="1.941cm" svg:y1="5.855cm" svg:x2="0.123cm" svg:y2="4.432cm">
          <text:p/>
        </draw:line>
        <draw:line draw:style-name="gr5" draw:text-style-name="P1" draw:layer="layout" svg:x1="8.503cm" svg:y1="5.301cm" svg:x2="10.4cm" svg:y2="4.669cm">
          <text:p/>
        </draw:line>
        <draw:line draw:style-name="gr6" draw:text-style-name="P1" draw:layer="layout" svg:x1="3.838cm" svg:y1="6.488cm" svg:x2="7.712cm" svg:y2="6.567cm">
          <text:p/>
        </draw:line>
        <draw:line draw:style-name="gr6" draw:text-style-name="P1" draw:layer="layout" svg:x1="5.261cm" svg:y1="4.195cm" svg:x2="5.893cm" svg:y2="4.432cm">
          <text:p/>
        </draw:line>
        <draw:line draw:style-name="gr6" draw:text-style-name="P1" draw:layer="layout" svg:x1="6.447cm" svg:y1="4.511cm" svg:x2="6.763cm" svg:y2="4.3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ff6600" draw:end-color="#ffff99" draw:start-intensity="100%" draw:end-intensity="100%" draw:angle="300" draw:border="0%"/>
    <draw:gradient draw:name="Tango_20_Green" draw:display-name="Tango Green" draw:style="linear" draw:start-color="#ff6600" draw:end-color="#4e9a06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10:40:34.881455457</meta:creation-date>
    <dc:date>2017-03-14T10:54:56.586382589</dc:date>
    <meta:editing-duration>PT1M5S</meta:editing-duration>
    <meta:editing-cycles>1</meta:editing-cycles>
    <meta:document-statistic meta:object-count="9"/>
    <meta:generator>LibreOffice/5.1.6.2$Linux_X86_64 LibreOffice_project/10m0$Build-2</meta:generator>
  </office:meta>
</office:document-meta>
</file>